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VALUATION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1">
          <table:table-cell office:value-type="string" table:style-name="ce5">
            <text:p>DATASET – 1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530000000000001" table:style-name="ce4">
            <text:p>3.253</text:p>
          </table:table-cell>
          <table:table-cell office:value-type="float" office:value="3.2505000000000002" table:style-name="ce4">
            <text:p>3.2505</text:p>
          </table:table-cell>
          <table:table-cell office:value-type="float" office:value="3.2496999999999998" table:style-name="ce4">
            <text:p>3.249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760000000000001" table:style-name="ce4">
            <text:p>0.8376</text:p>
          </table:table-cell>
          <table:table-cell office:value-type="float" office:value="0.83720000000000006" table:style-name="ce4">
            <text:p>0.8372</text:p>
          </table:table-cell>
          <table:table-cell office:value-type="float" office:value="0.83750000000000002" table:style-name="ce4">
            <text:p>0.837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589999999999996" table:style-name="ce4">
            <text:p>0.8159</text:p>
          </table:table-cell>
          <table:table-cell office:value-type="float" office:value="0.81779999999999997" table:style-name="ce4">
            <text:p>0.8178</text:p>
          </table:table-cell>
          <table:table-cell office:value-type="float" office:value="0.81920000000000004" table:style-name="ce4">
            <text:p>0.8192</text:p>
          </table:table-cell>
          <table:table-cell table:style-name="ce4"/>
          <table:table-cell office:value-type="string" table:style-name="ce3">
            <text:p>Unpredicted = 45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66" table:style-name="ce4">
            <text:p>0.8266</text:p>
          </table:table-cell>
          <table:table-cell office:value-type="float" office:value="0.82740000000000002" table:style-name="ce4">
            <text:p>0.8274</text:p>
          </table:table-cell>
          <table:table-cell office:value-type="float" office:value="0.82830000000000004" table:style-name="ce4">
            <text:p>0.828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2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" table:style-name="ce4">
            <text:p>3</text:p>
          </table:table-cell>
          <table:table-cell office:value-type="float" office:value="2.9956" table:style-name="ce4">
            <text:p>2.9956</text:p>
          </table:table-cell>
          <table:table-cell office:value-type="float" office:value="3.0013000000000001" table:style-name="ce4">
            <text:p>3.0013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640000000000003" table:style-name="ce4">
            <text:p>0.8364</text:p>
          </table:table-cell>
          <table:table-cell office:value-type="float" office:value="0.83530000000000004" table:style-name="ce4">
            <text:p>0.8353</text:p>
          </table:table-cell>
          <table:table-cell office:value-type="float" office:value="0.83660000000000001" table:style-name="ce4">
            <text:p>0.836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2340000000000002" table:style-name="ce4">
            <text:p>0.823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3160000000000001" table:style-name="ce4">
            <text:p>0.8316</text:p>
          </table:table-cell>
          <table:table-cell table:style-name="ce4"/>
          <table:table-cell office:value-type="string" table:style-name="ce3">
            <text:p>Unpredicted = 314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989999999999997" table:style-name="ce4">
            <text:p>0.8299</text:p>
          </table:table-cell>
          <table:table-cell office:value-type="float" office:value="0.8306" table:style-name="ce4">
            <text:p>0.8306</text:p>
          </table:table-cell>
          <table:table-cell office:value-type="float" office:value="0.83409999999999995" table:style-name="ce4">
            <text:p>0.8341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3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690999999999999" table:style-name="ce4">
            <text:p>3.2691</text:p>
          </table:table-cell>
          <table:table-cell office:value-type="float" office:value="3.2644000000000002" table:style-name="ce4">
            <text:p>3.2644</text:p>
          </table:table-cell>
          <table:table-cell office:value-type="float" office:value="3.2601" table:style-name="ce4">
            <text:p>3.260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120000000000004" table:style-name="ce4">
            <text:p>0.8212</text:p>
          </table:table-cell>
          <table:table-cell office:value-type="float" office:value="0.82020000000000004" table:style-name="ce4">
            <text:p>0.8202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0920000000000003" table:style-name="ce4">
            <text:p>0.8092</text:p>
          </table:table-cell>
          <table:table-cell office:value-type="float" office:value="0.81069999999999998" table:style-name="ce4">
            <text:p>0.8107</text:p>
          </table:table-cell>
          <table:table-cell office:value-type="float" office:value="0.80879999999999996" table:style-name="ce4">
            <text:p>0.8088</text:p>
          </table:table-cell>
          <table:table-cell table:style-name="ce4"/>
          <table:table-cell office:value-type="string" table:style-name="ce3">
            <text:p>Unpredicted = 3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510000000000005" table:style-name="ce4">
            <text:p>0.8151</text:p>
          </table:table-cell>
          <table:table-cell office:value-type="float" office:value="0.81540000000000001" table:style-name="ce4">
            <text:p>0.8154</text:p>
          </table:table-cell>
          <table:table-cell office:value-type="float" office:value="0.81320000000000003" table:style-name="ce4">
            <text:p>0.8132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4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3609" table:style-name="ce4">
            <text:p>3.3609</text:p>
          </table:table-cell>
          <table:table-cell office:value-type="float" office:value="3.3628999999999998" table:style-name="ce4">
            <text:p>3.3629</text:p>
          </table:table-cell>
          <table:table-cell office:value-type="float" office:value="3.3694000000000002" table:style-name="ce4">
            <text:p>3.369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89999999999997" table:style-name="ce4">
            <text:p>0.8319</text:p>
          </table:table-cell>
          <table:table-cell office:value-type="float" office:value="0.83460000000000001" table:style-name="ce4">
            <text:p>0.8346</text:p>
          </table:table-cell>
          <table:table-cell office:value-type="float" office:value="0.83489999999999998" table:style-name="ce4">
            <text:p>0.8349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80079999999999996" table:style-name="ce4">
            <text:p>0.8008</text:p>
          </table:table-cell>
          <table:table-cell office:value-type="float" office:value="0.80110000000000003" table:style-name="ce4">
            <text:p>0.8011</text:p>
          </table:table-cell>
          <table:table-cell table:style-name="ce4"/>
          <table:table-cell office:value-type="string" table:style-name="ce3">
            <text:p>Unpredicted = 4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410000000000005" table:style-name="ce4">
            <text:p>0.8141</text:p>
          </table:table-cell>
          <table:table-cell office:value-type="float" office:value="0.81730000000000003" table:style-name="ce4">
            <text:p>0.8173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5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006999999999999" table:style-name="ce4">
            <text:p>3.2007</text:p>
          </table:table-cell>
          <table:table-cell office:value-type="float" office:value="3.2033999999999998" table:style-name="ce4">
            <text:p>3.2034</text:p>
          </table:table-cell>
          <table:table-cell office:value-type="float" office:value="3.2151000000000001" table:style-name="ce4">
            <text:p>3.215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640000000000002" table:style-name="ce4">
            <text:p>0.826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2520000000000004" table:style-name="ce4">
            <text:p>0.825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820000000000004" table:style-name="ce4">
            <text:p>0.8182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2150000000000001" table:style-name="ce4">
            <text:p>0.8215</text:p>
          </table:table-cell>
          <table:table-cell table:style-name="ce4"/>
          <table:table-cell office:value-type="string" table:style-name="ce3">
            <text:p>Unpredicted = 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230000000000003" table:style-name="ce4">
            <text:p>0.8223</text:p>
          </table:table-cell>
          <table:table-cell office:value-type="float" office:value="0.82220000000000004" table:style-name="ce4">
            <text:p>0.8222</text:p>
          </table:table-cell>
          <table:table-cell office:value-type="float" office:value="0.82330000000000003" table:style-name="ce4">
            <text:p>0.823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6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271999999999998" table:style-name="ce4">
            <text:p>3.2272</text:p>
          </table:table-cell>
          <table:table-cell office:value-type="float" office:value="3.2397" table:style-name="ce4">
            <text:p>3.2397</text:p>
          </table:table-cell>
          <table:table-cell office:value-type="float" office:value="3.2462" table:style-name="ce4">
            <text:p>3.246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420000000000005" table:style-name="ce4">
            <text:p>0.8342</text:p>
          </table:table-cell>
          <table:table-cell office:value-type="float" office:value="0.83379999999999999" table:style-name="ce4">
            <text:p>0.8338</text:p>
          </table:table-cell>
          <table:table-cell office:value-type="float" office:value="0.83260000000000001" table:style-name="ce4">
            <text:p>0.832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69999999999998" table:style-name="ce4">
            <text:p>0.8127</text:p>
          </table:table-cell>
          <table:table-cell office:value-type="float" office:value="0.81169999999999998" table:style-name="ce4">
            <text:p>0.8117</text:p>
          </table:table-cell>
          <table:table-cell office:value-type="float" office:value="0.8155" table:style-name="ce4">
            <text:p>0.8155</text:p>
          </table:table-cell>
          <table:table-cell table:style-name="ce4"/>
          <table:table-cell office:value-type="string" table:style-name="ce3">
            <text:p>Unpredicted = 4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330000000000003" table:style-name="ce4">
            <text:p>0.8233</text:p>
          </table:table-cell>
          <table:table-cell office:value-type="float" office:value="0.8226" table:style-name="ce4">
            <text:p>0.8226</text:p>
          </table:table-cell>
          <table:table-cell office:value-type="float" office:value="0.82389999999999997" table:style-name="ce4">
            <text:p>0.8239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184833333333329" table:formula="of:=AVERAGE([.B45];[.B37];[.B29];[.B21];[.B13];[.B5])" table:style-name="ce4">
            <text:p>3.218483333</text:p>
          </table:table-cell>
          <table:table-cell office:value-type="float" office:value="3.2194166666666661" table:formula="of:=AVERAGE([.C45];[.C37];[.C29];[.C21];[.C13];[.C5])" table:style-name="ce4">
            <text:p>3.219416667</text:p>
          </table:table-cell>
          <table:table-cell office:value-type="float" office:value="3.2236333333333334" table:formula="of:=AVERAGE([.D45];[.D37];[.D29];[.D21];[.D13];[.D5])" table:style-name="ce4">
            <text:p>3.22363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28333333333337" table:formula="of:=AVERAGE([.B46];[.B38];[.B30];[.B22];[.B14];[.B6])" table:style-name="ce4">
            <text:p>0.831283333</text:p>
          </table:table-cell>
          <table:table-cell office:value-type="float" office:value="0.83116666666666672" table:formula="of:=AVERAGE([.C46];[.C38];[.C30];[.C22];[.C14];[.C6])" table:style-name="ce4">
            <text:p>0.831166667</text:p>
          </table:table-cell>
          <table:table-cell office:value-type="float" office:value="0.8307500000000001" table:formula="of:=AVERAGE([.D46];[.D38];[.D30];[.D22];[.D14];[.D6])" table:style-name="ce4">
            <text:p>0.830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71666666666675" table:formula="of:=AVERAGE([.B47];[.B39];[.B31];[.B23];[.B15];[.B7])" table:style-name="ce4">
            <text:p>0.812716667</text:p>
          </table:table-cell>
          <table:table-cell office:value-type="float" office:value="0.81423333333333325" table:formula="of:=AVERAGE([.C47];[.C39];[.C31];[.C23];[.C15];[.C7])" table:style-name="ce4">
            <text:p>0.814233333</text:p>
          </table:table-cell>
          <table:table-cell office:value-type="float" office:value="0.81628333333333336" table:formula="of:=AVERAGE([.D47];[.D39];[.D31];[.D23];[.D15];[.D7])" table:style-name="ce4">
            <text:p>0.81628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188333333333341" table:formula="of:=AVERAGE([.B48];[.B40];[.B32];[.B24];[.B16];[.B8])" table:style-name="ce4">
            <text:p>0.821883333</text:p>
          </table:table-cell>
          <table:table-cell office:value-type="float" office:value="0.82258333333333333" table:formula="of:=AVERAGE([.C48];[.C40];[.C32];[.C24];[.C16];[.C8])" table:style-name="ce4">
            <text:p>0.822583333</text:p>
          </table:table-cell>
          <table:table-cell office:value-type="float" office:value="0.82341666666666669" table:formula="of:=AVERAGE([.D48];[.D40];[.D32];[.D24];[.D16];[.D8])" table:style-name="ce4">
            <text:p>0.823416667</text:p>
          </table:table-cell>
          <table:table-cell table:number-columns-repeated="1638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NEXT TO IMPEMENT :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particle swarm optimizat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genetic algorithms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Linear regress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environmental adaptation method</text:p>
          </table:table-cell>
          <table:table-cell table:number-columns-repeated="1023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RESULTS OF SVD</text:p>
          </table:table-cell>
          <table:table-cell office:value-type="string" table:style-name="ce3">
            <text:p>1000 Users Dataset</text:p>
          </table:table-cell>
          <table:table-cell office:value-type="string" table:style-name="ce3">
            <text:p>&gt;=5 ratings per item</text:p>
          </table:table-cell>
          <table:table-cell table:number-columns-repeated="1021" table:style-name="ce4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2">
          <table:table-cell office:value-type="string" table:style-name="ce5">
            <text:p>DATASET – 1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4"/>
          <table:table-cell office:value-type="string" table:number-columns-spanned="5" table:number-rows-spanned="1" table:style-name="ce6">
            <text:p>NUMBER OF LATENT-FEATURES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976 i.e. All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623999999999999" table:style-name="ce4">
            <text:p>2.6624</text:p>
          </table:table-cell>
          <table:table-cell office:value-type="float" office:value="2.6675" table:style-name="ce4">
            <text:p>2.6675</text:p>
          </table:table-cell>
          <table:table-cell office:value-type="float" office:value="2.6614" table:style-name="ce4">
            <text:p>2.6614</text:p>
          </table:table-cell>
          <table:table-cell office:value-type="float" office:value="2.6671" table:style-name="ce4">
            <text:p>2.6671</text:p>
          </table:table-cell>
          <table:table-cell office:value-type="float" office:value="2.6818" table:style-name="ce4">
            <text:p>2.6818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7964" table:style-name="ce4">
            <text:p>0.7964</text:p>
          </table:table-cell>
          <table:table-cell office:value-type="float" office:value="0.79730000000000001" table:style-name="ce4">
            <text:p>0.7973</text:p>
          </table:table-cell>
          <table:table-cell office:value-type="float" office:value="0.79559999999999997" table:style-name="ce4">
            <text:p>0.7956</text:p>
          </table:table-cell>
          <table:table-cell office:value-type="float" office:value="0.79610000000000003" table:style-name="ce4">
            <text:p>0.796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4399999999999995" table:style-name="ce4">
            <text:p>0.944</text:p>
          </table:table-cell>
          <table:table-cell office:value-type="float" office:value="0.94410000000000005" table:style-name="ce4">
            <text:p>0.9441</text:p>
          </table:table-cell>
          <table:table-cell office:value-type="float" office:value="0.94330000000000003" table:style-name="ce4">
            <text:p>0.9433</text:p>
          </table:table-cell>
          <table:table-cell office:value-type="float" office:value="0.9456" table:style-name="ce4">
            <text:p>0.9456</text:p>
          </table:table-cell>
          <table:table-cell office:value-type="float" office:value="0.9425" table:style-name="ce4">
            <text:p>0.9425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39" table:style-name="ce4">
            <text:p>0.8639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409999999999998" table:style-name="ce4">
            <text:p>0.8641</text:p>
          </table:table-cell>
          <table:table-cell office:value-type="float" office:value="0.86319999999999997" table:style-name="ce4">
            <text:p>0.8632</text:p>
          </table:table-cell>
          <table:table-cell table:number-columns-repeated="1018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Latent-features = 15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ATASET-1</text:p>
          </table:table-cell>
          <table:table-cell office:value-type="string" table:style-name="ce3">
            <text:p>DATASET-2</text:p>
          </table:table-cell>
          <table:table-cell office:value-type="string" table:style-name="ce3">
            <text:p>DATASET-3</text:p>
          </table:table-cell>
          <table:table-cell office:value-type="string" table:style-name="ce3">
            <text:p>DATASET-4</text:p>
          </table:table-cell>
          <table:table-cell office:value-type="string" table:style-name="ce3">
            <text:p>DATASET-5</text:p>
          </table:table-cell>
          <table:table-cell office:value-type="string" table:style-name="ce3">
            <text:p>DATASET-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128999999999998" table:style-name="ce4">
            <text:p>2.6129</text:p>
          </table:table-cell>
          <table:table-cell office:value-type="float" office:value="2.5470999999999999" table:style-name="ce4">
            <text:p>2.5471</text:p>
          </table:table-cell>
          <table:table-cell office:value-type="float" office:value="2.7250000000000001" table:style-name="ce4">
            <text:p>2.725</text:p>
          </table:table-cell>
          <table:table-cell office:value-type="float" office:value="2.6859999999999999" table:style-name="ce4">
            <text:p>2.686</text:p>
          </table:table-cell>
          <table:table-cell office:value-type="float" office:value="2.5962999999999998" table:style-name="ce4">
            <text:p>2.5963</text:p>
          </table:table-cell>
          <table:table-cell office:value-type="float" office:value="2.5813999999999999" table:style-name="ce4">
            <text:p>2.581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769999999999996" table:style-name="ce4">
            <text:p>0.7977</text:p>
          </table:table-cell>
          <table:table-cell office:value-type="float" office:value="0.79820000000000002" table:style-name="ce4">
            <text:p>0.7982</text:p>
          </table:table-cell>
          <table:table-cell office:value-type="float" office:value="0.78059999999999996" table:style-name="ce4">
            <text:p>0.7806</text:p>
          </table:table-cell>
          <table:table-cell office:value-type="float" office:value="0.78510000000000002" table:style-name="ce4">
            <text:p>0.7851</text:p>
          </table:table-cell>
          <table:table-cell office:value-type="float" office:value="0.79549999999999998" table:style-name="ce4">
            <text:p>0.7955</text:p>
          </table:table-cell>
          <table:table-cell office:value-type="float" office:value="0.79730000000000001" table:style-name="ce4">
            <text:p>0.797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65" table:style-name="ce4">
            <text:p>0.9365</text:p>
          </table:table-cell>
          <table:table-cell office:value-type="float" office:value="0.92779999999999996" table:style-name="ce4">
            <text:p>0.9278</text:p>
          </table:table-cell>
          <table:table-cell office:value-type="float" office:value="0.92669999999999997" table:style-name="ce4">
            <text:p>0.9267</text:p>
          </table:table-cell>
          <table:table-cell office:value-type="float" office:value="0.93859999999999999" table:style-name="ce4">
            <text:p>0.9386</text:p>
          </table:table-cell>
          <table:table-cell office:value-type="float" office:value="0.93120000000000003" table:style-name="ce4">
            <text:p>0.9312</text:p>
          </table:table-cell>
          <table:table-cell office:value-type="float" office:value="0.94359999999999999" table:style-name="ce4">
            <text:p>0.943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150000000000004" table:style-name="ce4">
            <text:p>0.8615</text:p>
          </table:table-cell>
          <table:table-cell office:value-type="float" office:value="0.85809999999999997" table:style-name="ce4">
            <text:p>0.8581</text:p>
          </table:table-cell>
          <table:table-cell office:value-type="float" office:value="0.84740000000000004" table:style-name="ce4">
            <text:p>0.8474</text:p>
          </table:table-cell>
          <table:table-cell office:value-type="float" office:value="0.85499999999999998" table:style-name="ce4">
            <text:p>0.855</text:p>
          </table:table-cell>
          <table:table-cell office:value-type="float" office:value="0.85799999999999998" table:style-name="ce4">
            <text:p>0.858</text:p>
          </table:table-cell>
          <table:table-cell office:value-type="float" office:value="0.86429999999999996" table:style-name="ce4">
            <text:p>0.8643</text:p>
          </table:table-cell>
          <table:table-cell table:number-columns-repeated="16377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247833333333332" table:formula="of:=AVERAGE([.B79:.G79])" table:style-name="ce4">
            <text:p>2.624783333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24000000000001" table:formula="of:=AVERAGE([.B80:.G80])" table:style-name="ce4">
            <text:p>0.7924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406666666666671" table:formula="of:=AVERAGE([.B81:.G81])" table:style-name="ce4">
            <text:p>0.934066667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5738333333333339" table:formula="of:=AVERAGE([.B82:.G82])" table:style-name="ce4">
            <text:p>0.857383333</text:p>
          </table:table-cell>
          <table:table-cell table:number-columns-repeated="1022" table:style-name="ce4"/>
          <table:table-cell table:number-columns-repeated="1536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RESULTS FOR PLOTTING GRAPHS</text:p>
          </table:table-cell>
          <table:table-cell table:number-columns-repeated="1023" table:style-name="ce4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Traditional Evaluation</text:p>
          </table:table-cell>
          <table:table-cell office:value-type="string" table:style-name="ce4">
            <text:p>dataset size = 5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(no limitation on number of ratings)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For Euclidean Similarity</text:p>
          </table:table-cell>
          <table:table-cell office:value-type="string" table:number-columns-spanned="5" table:number-rows-spanned="1" table:style-name="ce8">
            <text:p>Number of neighbours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4275000000000002" table:style-name="ce4">
            <text:p>2.4275</text:p>
          </table:table-cell>
          <table:table-cell office:value-type="float" office:value="2.4178999999999999" table:style-name="ce4">
            <text:p>2.4179</text:p>
          </table:table-cell>
          <table:table-cell office:value-type="float" office:value="2.4138999999999999" table:style-name="ce4">
            <text:p>2.4139</text:p>
          </table:table-cell>
          <table:table-cell office:value-type="float" office:value="2.4129" table:style-name="ce4">
            <text:p>2.4129</text:p>
          </table:table-cell>
          <table:table-cell office:value-type="float" office:value="2.4127000000000001" table:style-name="ce4">
            <text:p>2.41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7549999999999997" table:style-name="ce4">
            <text:p>0.7755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6460000000000004" table:style-name="ce4">
            <text:p>0.8646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-score</text:p>
          </table:table-cell>
          <table:table-cell office:value-type="float" office:value="0.81759999999999999" table:style-name="ce4">
            <text:p>0.8176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table:number-columns-repeated="16378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choosing randomly 20 samples</text:p>
          </table:table-cell>
          <table:table-cell office:value-type="string" table:number-columns-spanned="5" table:number-rows-spanned="1" table:style-name="ce8">
            <text:p>Swarm siz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3">
            <text:p>PSO(MAE)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table:number-columns-repeated="16378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float" office:value="0.93889999999999996" table:style-name="ce4">
            <text:p>0.9389</text:p>
          </table:table-cell>
          <table:table-cell office:value-type="float" office:value="0.85429999999999995" table:style-name="ce4">
            <text:p>0.8543</text:p>
          </table:table-cell>
          <table:table-cell office:value-type="float" office:value="0.8992" table:style-name="ce4">
            <text:p>0.8992</text:p>
          </table:table-cell>
          <table:table-cell office:value-type="float" office:value="0.8367" table:style-name="ce4">
            <text:p>0.8367</text:p>
          </table:table-cell>
          <table:table-cell office:value-type="float" office:value="0.89349999999999996" table:style-name="ce4">
            <text:p>0.8935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82689999999999997" table:style-name="ce4">
            <text:p>0.8269</text:p>
          </table:table-cell>
          <table:table-cell office:value-type="float" office:value="0.89539999999999997" table:style-name="ce4">
            <text:p>0.8954</text:p>
          </table:table-cell>
          <table:table-cell office:value-type="float" office:value="0.89559999999999995" table:style-name="ce4">
            <text:p>0.8956</text:p>
          </table:table-cell>
          <table:table-cell office:value-type="float" office:value="0.89229999999999998" table:style-name="ce2">
            <text:p>0.8923</text:p>
          </table:table-cell>
          <table:table-cell office:value-type="float" office:value="0.91579999999999995" table:style-name="ce4">
            <text:p>0.9158</text:p>
          </table:table-cell>
          <table:table-cell table:number-columns-repeated="16378"/>
        </table:table-row>
        <table:table-row table:style-name="ro3">
          <table:table-cell office:value-type="float" office:value="40" table:style-name="ce4">
            <text:p>40</text:p>
          </table:table-cell>
          <table:table-cell office:value-type="float" office:value="0.8881" table:style-name="ce4">
            <text:p>0.8881</text:p>
          </table:table-cell>
          <table:table-cell office:value-type="float" office:value="0.90690000000000004" table:style-name="ce4">
            <text:p>0.9069</text:p>
          </table:table-cell>
          <table:table-cell office:value-type="float" office:value="0.91120000000000001" table:style-name="ce4">
            <text:p>0.9112</text:p>
          </table:table-cell>
          <table:table-cell office:value-type="float" office:value="0.92059999999999997" table:style-name="ce4">
            <text:p>0.9206</text:p>
          </table:table-cell>
          <table:table-cell table:number-columns-repeated="1019" table:style-name="ce4"/>
          <table:table-cell table:number-columns-repeated="15360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Linear Regression</text:p>
          </table:table-cell>
          <table:table-cell office:value-type="string" table:number-columns-spanned="5" table:number-rows-spanned="1" table:style-name="ce8">
            <text:p>Minimum number of movies rated by a user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string" table:style-name="ce3">
            <text:p>r2-accuracy</text:p>
          </table:table-cell>
          <table:table-cell office:value-type="percentage" office:value="0.4476" table:style-name="ce9">
            <text:p>44.76%</text:p>
          </table:table-cell>
          <table:table-cell office:value-type="string" table:style-name="ce9">
            <text:p>71.26%(394 users)</text:p>
          </table:table-cell>
          <table:table-cell office:value-type="string" table:style-name="ce9">
            <text:p>77.95%(720 users)</text:p>
          </table:table-cell>
          <table:table-cell office:value-type="string" table:style-name="ce4">
            <text:p>81.78%(456 users)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4">
          <table:table-cell office:value-type="string" table:style-name="ce2">
            <text:p>MAE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3.2280000000000002" table:style-name="ce4">
            <text:p>3.228</text:p>
          </table:table-cell>
          <table:table-cell office:value-type="float" office:value="2.9582000000000002" table:style-name="ce4">
            <text:p>2.9582</text:p>
          </table:table-cell>
          <table:table-cell office:value-type="float" office:value="2.9281999999999999" table:style-name="ce4">
            <text:p>2.9282</text:p>
          </table:table-cell>
          <table:table-cell table:style-name="ce4"/>
          <table:table-cell office:value-type="float" office:value="3.3679000000000001" table:style-name="ce4">
            <text:p>3.367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VD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3">
            <text:p>PSO</text:p>
          </table:table-cell>
          <table:table-cell table:number-columns-repeated="3" table:style-name="ce4"/>
          <table:table-cell office:value-type="float" office:value="2.8969999999999998" table:style-name="ce4">
            <text:p>2.897</text:p>
          </table:table-cell>
          <table:table-cell office:value-type="float" office:value="2.6358999999999999" table:style-name="ce4">
            <text:p>2.635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near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4">
          <table:table-cell table:number-columns-repeated="2" table:style-name="ce4"/>
          <table:table-cell table:style-name="ce10"/>
          <table:table-cell table:number-columns-repeated="2" table:style-name="ce4"/>
          <table:table-cell table:style-name="ce10"/>
          <table:table-cell table:number-columns-repeated="16378"/>
        </table:table-row>
        <table:table-row table:number-rows-repeated="2" table:style-name="ro1">
          <table:table-cell table:style-name="ce4"/>
          <table:table-cell table:number-columns-repeated="2" table:style-name="ce10"/>
          <table:table-cell table:number-columns-repeated="2" table:style-name="ce4"/>
          <table:table-cell table:style-name="ce10"/>
          <table:table-cell table:number-columns-repeated="16378"/>
        </table:table-row>
        <table:table-row table:style-name="ro4">
          <table:table-cell table:number-columns-repeated="5" table:style-name="ce4"/>
          <table:table-cell table:style-name="ce10"/>
          <table:table-cell table:number-columns-repeated="16378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PRECISION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78410000000000002" table:style-name="ce4">
            <text:p>0.7841</text:p>
          </table:table-cell>
          <table:table-cell office:value-type="float" office:value="0.78069999999999995" table:style-name="ce4">
            <text:p>0.7807</text:p>
          </table:table-cell>
          <table:table-cell office:value-type="float" office:value="0.77059999999999995" table:style-name="ce4">
            <text:p>0.7706</text:p>
          </table:table-cell>
          <table:table-cell table:style-name="ce4"/>
          <table:table-cell office:value-type="float" office:value="0.78959999999999997" table:style-name="ce4">
            <text:p>0.7896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SVD</text:p>
          </table:table-cell>
          <table:table-cell table:number-columns-repeated="1023" table:style-name="ce4"/>
          <table:table-cell table:number-columns-repeated="15360"/>
        </table:table-row>
        <table:table-row table:style-name="ro4">
          <table:table-cell office:value-type="string" table:style-name="ce3">
            <text:p>PSO</text:p>
          </table:table-cell>
          <table:table-cell table:number-columns-repeated="3" table:style-name="ce4"/>
          <table:table-cell office:value-type="float" office:value="0.76380000000000003" table:style-name="ce4">
            <text:p>0.7638</text:p>
          </table:table-cell>
          <table:table-cell office:value-type="float" office:value="0.77529999999999999" table:style-name="ce4">
            <text:p>0.7753</text:p>
          </table:table-cell>
          <table:table-cell table:number-columns-repeated="16378"/>
        </table:table-row>
        <table:table-row table:style-name="ro4">
          <table:table-cell office:value-type="string" table:style-name="ce3">
            <text:p>Linear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RECALL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88419999999999999" table:style-name="ce4">
            <text:p>0.8842</text:p>
          </table:table-cell>
          <table:table-cell office:value-type="float" office:value="0.94189999999999996" table:style-name="ce4">
            <text:p>0.9419</text:p>
          </table:table-cell>
          <table:table-cell office:value-type="float" office:value="0.95960000000000001" table:style-name="ce4">
            <text:p>0.9596</text:p>
          </table:table-cell>
          <table:table-cell table:style-name="ce4"/>
          <table:table-cell office:value-type="float" office:value="0.85350000000000004" table:style-name="ce4">
            <text:p>0.853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VD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3">
            <text:p>PSO</text:p>
          </table:table-cell>
          <table:table-cell table:number-columns-repeated="3" table:style-name="ce4"/>
          <table:table-cell office:value-type="float" office:value="0.98699999999999999" table:style-name="ce4">
            <text:p>0.987</text:p>
          </table:table-cell>
          <table:table-cell office:value-type="float" office:value="0.87339999999999995" table:style-name="ce4">
            <text:p>0.8734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near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2">
            <text:p>F1-SCORE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83109999999999995" table:style-name="ce4">
            <text:p>0.8311</text:p>
          </table:table-cell>
          <table:table-cell office:value-type="float" office:value="0.8538" table:style-name="ce4">
            <text:p>0.8538</text:p>
          </table:table-cell>
          <table:table-cell office:value-type="float" office:value="0.8548" table:style-name="ce4">
            <text:p>0.8548</text:p>
          </table:table-cell>
          <table:table-cell table:style-name="ce4"/>
          <table:table-cell office:value-type="float" office:value="0.82030000000000003" table:style-name="ce4">
            <text:p>0.82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VD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3">
            <text:p>PSO</text:p>
          </table:table-cell>
          <table:table-cell table:number-columns-repeated="3" table:style-name="ce4"/>
          <table:table-cell office:value-type="float" office:value="0.86119999999999997" table:style-name="ce4">
            <text:p>0.8612</text:p>
          </table:table-cell>
          <table:table-cell office:value-type="float" office:value="0.82150000000000001" table:style-name="ce4">
            <text:p>0.82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near</text:p>
          </table:table-cell>
          <table:table-cell table:number-columns-repeated="1023" table:style-name="ce4"/>
          <table:table-cell table:number-columns-repeated="15360"/>
        </table:table-row>
        <table:table-row table:number-rows-repeated="10484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rvit</dc:creator>
    <meta:creation-date>2018-04-04T12:56:05Z</meta:creation-date>
    <dc:date>2018-04-21T00:33:50Z</dc:date>
    <meta:editing-cycles>18</meta:editing-cycles>
    <meta:editing-duration>PT207609S</meta:editing-duration>
  </office:meta>
</office:document-meta>
</file>